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epOnlyLastCommitDeletionPolicy.onInit( List comm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OnlyLastCommitDeletionPolicy.onCommit( List comm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